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%ssecon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%ssecon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 per square %ssecon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 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 per radian</text:p>
          </table:table-cell>
          <table:table-cell table:style-name="ce65" office:value-type="string" calcext:value-type="string">
            <text:p>%sN.%s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 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</text:p>
          </table:table-cell>
          <table:table-cell table:style-name="ce48" office:value-type="string" calcext:value-type="string">
            <text:p>%sN.%s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Kilogram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</text:p>
          </table:table-cell>
          <table:table-cell table:style-name="ce48" office:value-type="string" calcext:value-type="string">
            <text:p>%sm<text:span text:style-name="T3">.%s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</text:p>
          </table:table-cell>
          <table:table-cell table:style-name="ce66" office:value-type="string" calcext:value-type="string">
            <text:p>%sm2<text:span text:style-name="T3">.%s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</text:p>
          </table:table-cell>
          <table:table-cell table:style-name="ce63" office:value-type="string" calcext:value-type="string">
            <text:p>%sm2<text:span text:style-name="T3">.%s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</text:p>
          </table:table-cell>
          <table:table-cell table:style-name="ce48" office:value-type="string" calcext:value-type="string">
            <text:p>%smol.%s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 per square %scoulomb</text:p>
          </table:table-cell>
          <table:table-cell table:style-name="ce48" office:value-type="string" calcext:value-type="string">
            <text:p>%sN<text:span text:style-name="T3">.%s</text:span>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6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22:34:19.37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9T22:34:27.747000000</dc:date>
    <meta:editing-duration>P3DT16H44M9S</meta:editing-duration>
    <meta:editing-cycles>285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40" meta:object-count="0"/>
  </office:meta>
</office:document-meta>
</file>